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Text_20_body">
      <style:text-properties officeooo:rsid="00092eeb" officeooo:paragraph-rsid="00092eeb"/>
    </style:style>
    <style:style style:name="P2" style:family="paragraph" style:parent-style-name="Text_20_body">
      <style:text-properties officeooo:rsid="00092eeb" officeooo:paragraph-rsid="000bbafe"/>
    </style:style>
    <style:style style:name="P3" style:family="paragraph" style:parent-style-name="Text_20_body">
      <style:text-properties officeooo:rsid="000bbafe" officeooo:paragraph-rsid="000bbafe"/>
    </style:style>
    <style:style style:name="P4" style:family="paragraph" style:parent-style-name="Text_20_body">
      <style:text-properties officeooo:rsid="000d18ae" officeooo:paragraph-rsid="000d18ae"/>
    </style:style>
    <style:style style:name="P5" style:family="paragraph" style:parent-style-name="Text_20_body">
      <style:text-properties officeooo:rsid="000d18ae" officeooo:paragraph-rsid="000dae33"/>
    </style:style>
    <style:style style:name="P6" style:family="paragraph" style:parent-style-name="Text_20_body">
      <style:text-properties officeooo:rsid="000d18ae" officeooo:paragraph-rsid="000e5fe6"/>
    </style:style>
    <style:style style:name="P7" style:family="paragraph" style:parent-style-name="Text_20_body">
      <style:text-properties officeooo:rsid="000d18ae" officeooo:paragraph-rsid="0010ac64"/>
    </style:style>
    <style:style style:name="P8" style:family="paragraph" style:parent-style-name="Text_20_body">
      <style:text-properties officeooo:rsid="000d18ae" officeooo:paragraph-rsid="0014951e"/>
    </style:style>
    <style:style style:name="P9" style:family="paragraph" style:parent-style-name="Text_20_body">
      <style:text-properties officeooo:rsid="000d18ae" officeooo:paragraph-rsid="00195ed3"/>
    </style:style>
    <style:style style:name="P10" style:family="paragraph" style:parent-style-name="Text_20_body">
      <style:text-properties officeooo:rsid="000d18ae" officeooo:paragraph-rsid="00198bcf"/>
    </style:style>
    <style:style style:name="P11" style:family="paragraph" style:parent-style-name="Text_20_body">
      <style:text-properties officeooo:rsid="000dae33" officeooo:paragraph-rsid="000dae33"/>
    </style:style>
    <style:style style:name="P12" style:family="paragraph" style:parent-style-name="Text_20_body">
      <style:text-properties officeooo:rsid="000e5fe6" officeooo:paragraph-rsid="000e5fe6"/>
    </style:style>
    <style:style style:name="P13" style:family="paragraph" style:parent-style-name="Text_20_body">
      <style:text-properties officeooo:rsid="000f443c" officeooo:paragraph-rsid="000f443c"/>
    </style:style>
    <style:style style:name="P14" style:family="paragraph" style:parent-style-name="Text_20_body">
      <style:text-properties officeooo:rsid="0010ac64" officeooo:paragraph-rsid="0010ac64"/>
    </style:style>
    <style:style style:name="P15" style:family="paragraph" style:parent-style-name="Text_20_body">
      <style:text-properties officeooo:rsid="0014951e" officeooo:paragraph-rsid="0014951e"/>
    </style:style>
    <style:style style:name="P16" style:family="paragraph" style:parent-style-name="Text_20_body">
      <style:text-properties officeooo:rsid="001821c5" officeooo:paragraph-rsid="001821c5"/>
    </style:style>
    <style:style style:name="P17" style:family="paragraph" style:parent-style-name="Text_20_body">
      <style:text-properties officeooo:rsid="00195ed3" officeooo:paragraph-rsid="00195ed3"/>
    </style:style>
    <style:style style:name="P18" style:family="paragraph" style:parent-style-name="Text_20_body">
      <style:text-properties officeooo:rsid="00198bcf" officeooo:paragraph-rsid="00198bcf"/>
    </style:style>
    <style:style style:name="P19" style:family="paragraph" style:parent-style-name="Text_20_body">
      <style:text-properties officeooo:rsid="001a9589" officeooo:paragraph-rsid="001a9589"/>
    </style:style>
    <style:style style:name="P20" style:family="paragraph" style:parent-style-name="Text_20_body" style:list-style-name="L1">
      <style:text-properties officeooo:rsid="000bbafe" officeooo:paragraph-rsid="000bbafe"/>
    </style:style>
    <style:style style:name="P21" style:family="paragraph" style:parent-style-name="Text_20_body" style:list-style-name="L2">
      <style:text-properties officeooo:rsid="000bbafe" officeooo:paragraph-rsid="000bbafe"/>
    </style:style>
    <style:style style:name="P22" style:family="paragraph" style:parent-style-name="Text_20_body" style:list-style-name="L2">
      <style:text-properties officeooo:rsid="000d18ae" officeooo:paragraph-rsid="000d18ae"/>
    </style:style>
    <style:style style:name="P23" style:family="paragraph" style:parent-style-name="Text_20_body" style:list-style-name="L3">
      <style:text-properties officeooo:rsid="000d18ae" officeooo:paragraph-rsid="000d18ae"/>
    </style:style>
    <style:style style:name="P24" style:family="paragraph" style:parent-style-name="Text_20_body">
      <style:text-properties officeooo:rsid="000d18ae" officeooo:paragraph-rsid="001ab6e8"/>
    </style:style>
    <style:style style:name="P25" style:family="paragraph" style:parent-style-name="Text_20_body">
      <style:text-properties officeooo:rsid="000d18ae" officeooo:paragraph-rsid="001c9746"/>
    </style:style>
    <style:style style:name="P26" style:family="paragraph" style:parent-style-name="Text_20_body" style:list-style-name="L4">
      <style:text-properties officeooo:rsid="000dae33" officeooo:paragraph-rsid="000dae33"/>
    </style:style>
    <style:style style:name="P27" style:family="paragraph" style:parent-style-name="Text_20_body" style:list-style-name="L5">
      <style:text-properties officeooo:rsid="000e5fe6" officeooo:paragraph-rsid="000e5fe6"/>
    </style:style>
    <style:style style:name="P28" style:family="paragraph" style:parent-style-name="Text_20_body" style:list-style-name="L6">
      <style:text-properties officeooo:rsid="0010ac64" officeooo:paragraph-rsid="0010ac64"/>
    </style:style>
    <style:style style:name="P29" style:family="paragraph" style:parent-style-name="Text_20_body" style:list-style-name="L7">
      <style:text-properties officeooo:rsid="0014951e" officeooo:paragraph-rsid="0014951e"/>
    </style:style>
    <style:style style:name="P30" style:family="paragraph" style:parent-style-name="Text_20_body" style:list-style-name="L8">
      <style:text-properties officeooo:rsid="00195ed3" officeooo:paragraph-rsid="00195ed3"/>
    </style:style>
    <style:style style:name="P31" style:family="paragraph" style:parent-style-name="Text_20_body" style:list-style-name="L9">
      <style:text-properties officeooo:rsid="00198bcf" officeooo:paragraph-rsid="00198bcf"/>
    </style:style>
    <style:style style:name="P32" style:family="paragraph" style:parent-style-name="Text_20_body">
      <style:text-properties officeooo:rsid="001ab6e8" officeooo:paragraph-rsid="001ab6e8"/>
    </style:style>
    <style:style style:name="P33" style:family="paragraph" style:parent-style-name="Text_20_body" style:list-style-name="L10">
      <style:text-properties officeooo:rsid="001ab6e8" officeooo:paragraph-rsid="001ab6e8"/>
    </style:style>
    <style:style style:name="P34" style:family="paragraph" style:parent-style-name="Text_20_body">
      <style:text-properties officeooo:rsid="001c9746" officeooo:paragraph-rsid="001c9746"/>
    </style:style>
    <style:style style:name="P35" style:family="paragraph" style:parent-style-name="Text_20_body" style:list-style-name="L11">
      <style:text-properties officeooo:rsid="001c9746" officeooo:paragraph-rsid="001c9746"/>
    </style:style>
    <style:style style:name="P36" style:family="paragraph" style:parent-style-name="Text_20_body">
      <style:text-properties officeooo:rsid="00092eeb" officeooo:paragraph-rsid="00092eeb"/>
    </style:style>
    <style:style style:name="T1" style:family="text">
      <style:text-properties fo:font-style="italic" style:font-style-asian="italic" style:font-style-complex="italic"/>
    </style:style>
    <style:style style:name="T2" style:family="text">
      <style:text-properties officeooo:rsid="000bbafe"/>
    </style:style>
    <style:style style:name="T3" style:family="text">
      <style:text-properties officeooo:rsid="000dae33"/>
    </style:style>
    <style:style style:name="T4" style:family="text">
      <style:text-properties officeooo:rsid="00198bc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eskryptor</text:p>
      <text:p text:style-name="P1">Twój deskryptor definiuje Twoją postać – koloruje wszystko, co robisz. R<text:span text:style-name="T2">ó</text:span>żnice między Urokliwym Odkrywcą a Złośliwym Odkrywcą są dosyć spore. Deskryptory zmieniają praktycznie wszystkie akcje owych postaci. Twój deskryptor stawia postać w sytuacji (pierwszej przygodzie, która zaczyna kampanię) i pomaga dać jej motywację. Jest to przymiotnik w zdaniu “Jestem <text:span text:style-name="T1">przymiotnik rzeczownik</text:span> który <text:span text:style-name="T1">czasownikuje</text:span>. </text:p>
      <text:p text:style-name="P1">Deskryptory oferują jednorazową paczkę dodatkowych umiejętności, zdolności i modyfikatorów do Twoich Statystyk. Nie wszystkie oferowane przez deskryptor modyfikacje są pozytywne. Dla przykładu, niektóre deskryptory posiadają nieumiejętności – zadania, w których postać sobie nie radzi. Możesz myśleć o nieumiejętnościach jak o negatywnych umiejętnościach – zamiast ułatwiać zadanie o krok, czynią one je o krok trudniejszym. Jeśli zdobywasz trening w sferze, w której masz nieumiejętność, nawzajem się one znoszą. Pamiętaj, że postaci są zdefiniowane równie mocno przez to, z czym sobie nie radzą, jak i przez to, w czym są dobre. </text:p>
      <text:p text:style-name="P1">Deskryptory oferują także krótkie sugestie odnośnie tego, jak postać zapoznała się z resztą grupy na swojej pierwszej przygodzie. Możesz z nich skorzystać, jeśli tylko sobie tego życzysz (lub nie, Twoja wola).</text:p>
      <text:p text:style-name="P1">Ta sekcja zawiera 50 deskryptorów. Wybierz jeden z nich dla swojej postaci. Możesz wybrać dowolny deskryptor, niezależnie od swojego typu. Na końcu rozdziału jest parę opcji customizacyjnych, wliczając w to tworzenie rasy jako deskryptora.</text:p>
      <text:p text:style-name="P1">(Deskryptor ma największe znaczenie dla początkującej postaci. Benefity (i utrudnienia) związane z deskryptorem będą ostatecznie przyciemnione przez rosnące znaczenie typu i specjalności. Jednakże, deskryptor dalej będzie odgrywał pewne znaczenie w ciągu życia postaci). </text:p>
      <text:p text:style-name="P1">DESKRYPTORY</text:p>
      <text:p text:style-name="P1">Bystrooki</text:p>
      <text:p text:style-name="P3">Jesteś percepcyjny i dobrze świadom swojego otoczenia. Dostrzegasz małe detale i zapamiętujesz je. Jesteś trudny do zaskoczenia.</text:p>
      <text:p text:style-name="P3">Otrzymujesz poniższe cechy:</text:p>
      <text:list xml:id="list1310088276" text:style-name="L1">
        <text:list-item>
          <text:p text:style-name="P20">Umiejętność: Jesteś wyszkolony w inicjatywie.</text:p>
        </text:list-item>
        <text:list-item>
          <text:p text:style-name="P20">Umiejętność: Jesteś wyszkolony w percepcji.</text:p>
        </text:list-item>
        <text:list-item>
          <text:p text:style-name="P20">Znaleźć Wadę: Jeśli Twój przeciwnik ma jakaś oczywistą wadę (otrzymuje więcej obrażeń od ognia, nie widzi na lewe oko itp.) MG powie Ci o tym.</text:p>
        </text:list-item>
      </text:list>
      <text:p text:style-name="P3">Początki Przygód: Z poniższej listy opcji, wybierz jak Twoja postać wzięła udział w pierwszej przygodzie.</text:p>
      <text:p text:style-name="P3">1. Słyszałeś, co się święciło, dostrzegłeś wadę w planach BG i dołączyłeś do nich, by im pomóc.</text:p>
      <text:p text:style-name="P3">2. Zauważyłeś, że BG mieli wroga (lub przynajmniej ktoś ich śledził) i nie byli tego świadomi.</text:p>
      <text:p text:style-name="P3">3. Dostrzegłeś, że inni BG robili coś ciekawego i się do nich przyłączyłeś.</text:p>
      <text:p text:style-name="P3">4. Od pewnego czasu działy się dziwne rzeczy, i to wszystko wydaje się być powiązane.</text:p>
      <text:p text:style-name="P2">Bystry</text:p>
      <text:p text:style-name="P3"><text:soft-page-break/>Myślisz szybko i bystro. Rozumiesz ludzi i możesz ich oszukiwać, ale sam rzadko kiedy dajesz się omamić. Ponieważ łatwo widzisz rzeczy takimi, jakie są, wchodzisz szybko, oceniasz zagrożenia i sprzymierzeńców, a potem robisz swoją robotę. Może jesteś fizycznie atrakcyjny, lub może korzystasz ze swojego mózgu, by przezwyciężyć fizyczne i psychiczne niedoskonałości. </text:p>
      <text:p text:style-name="P3">Otrzymujesz poniższe cechy:</text:p>
      <text:list xml:id="list2181358280" text:style-name="L2">
        <text:list-item>
          <text:p text:style-name="P21">Bystry: +2 do Puli Intelektu.</text:p>
        </text:list-item>
        <text:list-item>
          <text:p text:style-name="P21">Umiejętność: Jesteś wyszkolony we wszystkich interakcjach typu kłamstwa lub sztuczki.</text:p>
        </text:list-item>
        <text:list-item>
          <text:p text:style-name="P21">Umiejętność: Jesteś wyszkolony w rzutach na przeciwstawianie się efektom mentalnym.</text:p>
        </text:list-item>
        <text:list-item>
          <text:p text:style-name="P21">Umiejętność: Jesteś wyszkolony we wszystkich zadaniach identyfikowania lub oceniania niebezpieczeństwa, kłamstw, jakości, ważności, funkcji lub mocy.</text:p>
        </text:list-item>
        <text:list-item>
          <text:p text:style-name="P22">Nieumiejętność: Nigdy nie byłeśdobry w nauce lub przywoływaniu z pamięci trywialnej wiedzy. Każde zadanie związane z wiedzą lub zrozumieniem jest utrudnione.</text:p>
        </text:list-item>
        <text:list-item>
          <text:p text:style-name="P22">Dodatkowy ekwipunek: Łatwo dostrzegasz plany innych i czasami przekonujesz ich, by Tobie wierzyli – nawet kiedy nie powinni. Dzięki swojemu bystremu zachowaniu, masz dodatkowy drogi przedmiot.</text:p>
        </text:list-item>
      </text:list>
      <text:p text:style-name="P4">Początki Przygód: Z listy poniższych opcji, wybierz jak Twoja postać wzięła udział w pierwszej przygodzie.</text:p>
      <text:p text:style-name="P4">1. Przekonałeś jdnego z reszty BG, by powiedział Ci co robią.</text:p>
      <text:p text:style-name="P4">2. Z daleka dostrzegłeś, że coś ciekawego ma miejsce.</text:p>
      <text:p text:style-name="P4">3. Wplątałeś się w tę sytuację, bo myślałeś, że możesz w ten sposób zarobić trochę pieniędzy.</text:p>
      <text:p text:style-name="P4">4. Spodziewałeś się, że bez Ciebie BG nie odniosą sukcesu.</text:p>
      <text:p text:style-name="P1">Chaotyczny</text:p>
      <text:p text:style-name="P4">Niebezpieczeństwo nie ma dla Ciebie dużego znaczenia, głównie dlatego, że nie myślisz o konsekwencjach. Po prawdzie, rozkoszujesz się zaskakiwaniem, żeby tylko zobaczyć, co się stanie. Im bardziej niespodziewany rezultat, tym jesteś szczęśliwszy. Czasami jesteś szczególnie maniakalny i dla swoich towarzyszy powstrzymujesz się przed podejmowaniem akcji, które mogą prowadzić do zagłady. </text:p>
      <text:p text:style-name="P4">Otrzymujesz następujące cechy:</text:p>
      <text:list xml:id="list773418497" text:style-name="L3">
        <text:list-item>
          <text:p text:style-name="P23">Wzburzony: +4 do Puli Szybkości.</text:p>
        </text:list-item>
        <text:list-item>
          <text:p text:style-name="P23">Umiejętność: Jesteś wyszkolony w Obronie Intelektu.</text:p>
        </text:list-item>
        <text:list-item>
          <text:p text:style-name="P23">Chaotyczny: Raz po każdym 10-godzinnym rzucie na odzyskanie zdrowia, jeśli nie lubisz swojego wyniku, możesz przerzucić kostkę. Jeśli to zrobisz, niezależnie od wyniku, MG stosuje względem Ciebie wtrącenie MG.</text:p>
        </text:list-item>
        <text:list-item>
          <text:p text:style-name="P23">Nieumiejętność: Twoje ciało jest nieco zmęczona całą tąchaotycznością. Obrona Mocy jest dla Ciebie utrudniona.</text:p>
        </text:list-item>
      </text:list>
      <text:p text:style-name="P4">Początki Przygód: Z listy poniższych opcji, wybierz jak Twoja postać wzięła udział w pierwszej przygodzie.</text:p>
      <text:p text:style-name="P4"><text:soft-page-break/>1. Inny BG zrekrutował Cię, kiedy dobrze się zachowywałeś, nie zdawszy sobie sprawy z tego, jak bardzo jesteś chaotyczny.</text:p>
      <text:p text:style-name="P4">2. Masz powody by wierzyć, że inni BG pomogą Ci kontrolować swoje chaotyczne zachowanie.</text:p>
      <text:p text:style-name="P4">3. Inny BG wyzwolił Cię z niewoli, i aby mu podziękować, zaoferowałeś swoją pomoc.</text:p>
      <text:p text:style-name="P4">4. Nie masz bladego pojęcia, czemu dołączyłeś do BG. Po prostu to robisz, a odpowiedzi poznasz z czasem.</text:p>
      <text:p text:style-name="P1">Ciekawy</text:p>
      <text:p text:style-name="P4">Świat jest wielki i tajemniczy, z cudami i sekretami, które starczą na kilka żywotów. Czujesz wołanie w swoim sercu, zew, by badać <text:span text:style-name="T3">pozostałości dawnych cywilizacji, by odkryć nowe ludy, nowe miejsca, i jakiekolwiek dziwne cuda znajdziesz po drodze. Jednakże, choć czujesz potężną chęć, by podróżować po świecie, wiesz, że jest pełen niebezpieczeństw, i musisz się zabezpieczyć na każdą możliwość. Badania, przygotowania i gotowość pomogą Ci żyć dostatecznie długo, by zobaczyć wszystko co chcesz zobaczyć i zrobić wszystko, co chcesz zrobić.</text:span></text:p>
      <text:p text:style-name="P11">Najpewniej masz tuzin książek i map przy sobie w dowolnym czasie. Kiedy nie podróżujesz i nie chłoniesz widoków, spędzasz czas z nosem w książce, uczać się o miejscu, do którego podrożujesz, żebyś wiedział, czego się spodziewać w tym miejscu.</text:p>
      <text:p text:style-name="P11">Otrzymujesz poniższe cechy:</text:p>
      <text:list xml:id="list497471342" text:style-name="L4">
        <text:list-item>
          <text:p text:style-name="P26">Bystry: +4 do Puli Intelektu.</text:p>
        </text:list-item>
        <text:list-item>
          <text:p text:style-name="P26">Umiejętność: Jesteś chętny do nauki. Jesteś wyszkolony w każdym zadaniu, które jest nauką czegoś nowego, niezależnie, czy to lokalna informacja, czy przeszukiwanie starych ksiąg wiedzy.</text:p>
        </text:list-item>
        <text:list-item>
          <text:p text:style-name="P26">Umiejętność: Uczyłeś się o świecie. Jesteś wyszkolony w każdym zadaniu powiązanych z geografią lub historią.</text:p>
        </text:list-item>
        <text:list-item>
          <text:p text:style-name="P26">Nieumiejętność: Skupiasz się na detalach, co sprawia, że jesteś nieco zagubiony. Wszelkie zadania w celu usłyszenia lub dostrzeżenia czegoś są dla Ciebie utrudnione.</text:p>
        </text:list-item>
        <text:list-item>
          <text:p text:style-name="P26">Nieumiejętność: Kiedy widzisz coś interesującego, wahasz się, aavy dostrzec wszystkie detale. Rzuty na inicjatywę (określające kto rusza pierwszy w walce) są dla Ciebie utrudnione.</text:p>
        </text:list-item>
        <text:list-item>
          <text:p text:style-name="P26">Dodatkowy Ekwipunek: Masz trzy ksiażki o dowolnych tematach, które wybierzesz.</text:p>
        </text:list-item>
      </text:list>
      <text:p text:style-name="P5">Początki Przygód: Z listy poniższych opcji, wybierz jak Twoja postać wzięła udział w pierwszej przygodzie.</text:p>
      <text:p text:style-name="P11">1. Jeden z BG podszedł do Ciebie, aby zdobyć informację powiązaną z misją, słysząc, że jesteś ekspertem.</text:p>
      <text:p text:style-name="P11">2. Zawsze chciałeś zobaczyć miejsce, do którego podróżuje reszta BG.</text:p>
      <text:p text:style-name="P11">3. Zainteresowało Cię to, co chcieli zrobić inni BG i zadecydowałeś, że będziesz im towarzyszyć.</text:p>
      <text:p text:style-name="P11">4. Jeden z BG Cię fascynuje, może ze względu na specjalną lub dziwną zdolność, którą on dysponuje.</text:p>
      <text:p text:style-name="P1"><text:soft-page-break/>Dziki</text:p>
      <text:p text:style-name="P12">Kochasz dziką przyrodę i jesteś przyzwyczajony do życia w trudnych warunkach, wśród dziczy. Najpewniej jesteś uzdolnionych łowcą lub naturalistą. Lata życia w dziczy zostawiły swoje znaki na Twoim ciele – masz znoszone ubrania, burzę dzikich włosów lub blizny. Twoje ubrania są najpewniej znacznie mniej modne niż ubrania ludzi mieszkających w miastach. </text:p>
      <text:p text:style-name="P12">Otrzymujesz poniższe cechy:</text:p>
      <text:list xml:id="list1404446865" text:style-name="L5">
        <text:list-item>
          <text:p text:style-name="P27">Umiejętność: Jesteś wyszkolony w wszystkich zadaniach typu wspinaczka, skakanie, bieganie i pływanie.</text:p>
        </text:list-item>
        <text:list-item>
          <text:p text:style-name="P27">Umiejętność: Jesteś wyszkolony we wszystkich zadaniach typu trenowanie, ujeżdzanie i uspokajanie naturalnych zwierząt.</text:p>
        </text:list-item>
        <text:list-item>
          <text:p text:style-name="P27">Umiejętność: Jesteś wyszkolony we wszystkich zadaniach polegających na identyfikacji lub używaniu naturalnych roślin.</text:p>
        </text:list-item>
        <text:list-item>
          <text:p text:style-name="P27">Nieumiejętność; Nie jesteś bardzo społeczny i wolisz towarzystwo zwierząt niż ludzi. Wszelkie zadania polegające na oczarowaniu innych ludzi, perswazji, etykiecie lub oszustwie są dla Ciebie utrudnione.</text:p>
        </text:list-item>
        <text:list-item>
          <text:p text:style-name="P27">Dodatkowy Ekwipunek: Posiadasz pakiet odkrywcy, z liną, dwoma dniami racji żywnościowych, matą do spania i innymi narzędziami potrzebnymi do przetrwania na zewnątrz.</text:p>
        </text:list-item>
      </text:list>
      <text:p text:style-name="P6">Początki Przygód: Z listy poniższych opcji, wybierz jak Twoja postać wzięła udział w pierwszej przygodzie.</text:p>
      <text:p text:style-name="P13">1. Pomimo Twojego lepszemu osądowi, dołączyłsz do BG, ponieważ widziałeś, że są w niebezpieczeństwie.</text:p>
      <text:p text:style-name="P13">2. Jeden z BG przekonał Cię, że dołączenie do grupy jest w Twoim najlepszym interesie.</text:p>
      <text:p text:style-name="P13">3. Boisz się, co może się wydarzyć, jeśli BG odniosą klęskę.</text:p>
      <text:p text:style-name="P13">4. Jest mowa o nagrodzie, a Ty potrzebujesz pieniędzy.</text:p>
      <text:p text:style-name="P1">Dziwny</text:p>
      <text:p text:style-name="P14">Nie jesteś taki jak inni, i to w porządku (według Ciebie). Ludzie nie są w stanie Cię zrozumieć – niektórzy nawet się Ciebie boją – ale kogo to obchodzi? Rozumiesz świat lepiej niż oni, ponieważ jesteś dziwny, zupełnie jak świat, w którym żyjesz. Koncept “dziwności” jest Tobie dobrze znany. Dziwne urządzenia, antyczne miejsca, dziwne istoty, burze, które mogą Cię zmutować, żyjące pola energii, konspiracje, obcy i rzeczy, których większość ludzi nie mogłaby nazwać istnieją w tym świecie, a Ty masz się z tym świetnie. Masz specjalną więź z tym wszystkim, a im więcej odkrywasz dziwności w świecie, tym lepiej rozumiesz samego siebie. Dziwne postaci mogą być mutantami lub ludźmi z wrodzonymi dziwnymi cechami, ale czasami zaczęli jako “normalni” i dziwaczeli dopiero w trakcie życia.</text:p>
      <text:p text:style-name="P14">Otrzymujesz poniższe cechy:</text:p>
      <text:list xml:id="list1261198602" text:style-name="L6">
        <text:list-item>
          <text:p text:style-name="P28">Wewnętrzne Światło: +2 do Puli Intelektu.</text:p>
        </text:list-item>
        <text:list-item>
          <text:p text:style-name="P28"><text:soft-page-break/>Fizyczne Znamię Dziwności: Masz unikalną cechę fizyczną, która jest, no cóż, dziwna. W zależności od settingu, mogą to być różne rzeczy. Może masz fioletowe włosy lub metalowe kolce w swojej głowie. Może Twoje ręce nie łączą się z Twoimi ramionami, choć poruszają się tak, jakby były połączone. Może masz trzecie oko na czole, a może bezużyteczne wici wyrastają z Twoich pleców. Cokolwiek to jest, Twoje znamię może być mutacją, cechą nadprzyrodzoną (błogosławieństwem lub klątwą), nie mieć żadnego wyjaśnienia lub być po prostu naprawdę dzikim tatuażem, który przyciąga mnóstwo uwagi.</text:p>
        </text:list-item>
        <text:list-item>
          <text:p text:style-name="P28">Zmysł Dziwności: Czasami – za uznaniem MG – dziwne rzeczy związane z zjawiskami nadprzyrodzonymi lub ich wpływem na świat coś w Tobie budzą. Możesz je wyczuć z daleka, a jeśli znajdziesz się w dalekim zasięgu od takiej rzeczy, możesz wyczuć czy jest niebezpieczna czy nie.</text:p>
        </text:list-item>
        <text:list-item>
          <text:p text:style-name="P28">Umiejętność: Jesteś wyszkolony w nadprzyrodzonej wiedzy.</text:p>
        </text:list-item>
        <text:list-item>
          <text:p text:style-name="P28">Nieumiejętność: Ludzie uważają Cięza dziwnego. Wszystkie zadania związane z przyjemną interakcją społeczną są dla Ciebie utrudnione.</text:p>
        </text:list-item>
      </text:list>
      <text:p text:style-name="P7">Początki Przygód: Z listy poniższych opcji, wybierz jak Twoja postać wzięła udział w pierwszej przygodzie.</text:p>
      <text:p text:style-name="P14">1. Wyglądało to na dziwne, czemu więc nie?</text:p>
      <text:p text:style-name="P14">2. Niezależnie od tego, czy inni BG zdają sobie z tego sprawę, czy też nie, ich misja jest powiązana z czymś dziwnym, o czym wiesz, więc wziąłeś w niej udział.</text:p>
      <text:p text:style-name="P14">3. Jako ekspert od dziwności, zostałeś zrekrutowany przez innych BG.</text:p>
      <text:p text:style-name="P14">4. Poczułeś dążenie, by dołączyć do innych BG, ale nie wiesz czemu.</text:p>
      <text:p text:style-name="P1">Empatyczny</text:p>
      <text:p text:style-name="P15">Inni ludzie to dla Ciebie otwarte księgi. Możesz mieć talent do odczytania ludzkich uczuć, tych subtelnych ruchów, które zawierają w sobie nastrój i emocje. Lub możesz otrzymywać informacje w bardziej bezpośredni sposób, czując emocje danej osoby jakby były materialne, wrażenia, które odbiera Twój umysł. Twój dar empatii pomaga Ci nawigować w sytuacjach społecznych i kontrolować je, by uniknąć nieporozumień i uniemożliwić erupcje bezsensownych konfliktów. </text:p>
      <text:p text:style-name="P15">Ciągłe bombardowanie emocjami ludzi wokół Ciebie jest jednak męczące. Możesz się dać porwać dominującemu nastrojowi, mieć wahania nastrojów od radości do smutku bez żadnego ostrzeżenia. Lub możesz się zamknąć w sobie i pozostać zagadką dla innych, ze względu na chęć chronienia siebie i podświadomy lęk, że ktoś może się dowiedzieć, jak się naprawdę czujesz.</text:p>
      <text:p text:style-name="P15">Otrzymujesz poniższe cechy:</text:p>
      <text:list xml:id="list229604895" text:style-name="L7">
        <text:list-item>
          <text:p text:style-name="P29">Otwarty Umysł: +4 do Puli Intelektu</text:p>
        </text:list-item>
        <text:list-item>
          <text:p text:style-name="P29">Umiejętność: Jesteś wyszkolony w zadaniach związanych z odczuwaniem emocji innych, wyczuwaniu pobudek i przeczuć odnośnie ludzi wokół Ciebie.</text:p>
        </text:list-item>
        <text:list-item>
          <text:p text:style-name="P29">Umiejętność: Jesteś wyszkolony we wszystkich akcjach związanych ze społecznymi interakcjami, przyjemnymi bądź nie.</text:p>
        </text:list-item>
        <text:list-item>
          <text:p text:style-name="P29">Nieumiejętność: Bycie tak bardzo otwartym na myśli i nastroje innych czyni Cię narażonym na ataki mentalne. Twoja Obrona Intelektu jest utrudniona.</text:p>
        </text:list-item>
      </text:list>
      <text:p text:style-name="P8"><text:soft-page-break/>Początki Przygód: Z listy poniższych opcji, wybierz jak Twoja postać wzięła udział w pierwszej przygodzie.</text:p>
      <text:p text:style-name="P15">1. Wyczułeś oddanie do zadania innych BG i postanowiłeś im pomóc.</text:p>
      <text:p text:style-name="P15">2. Utworzyłeś bliską więź z innym BG i nie chcesz się z nim rozstawać.</text:p>
      <text:p text:style-name="P15">3. Wyczułeś coś dziwnego w jednym z BG i zdecydowałeś się dołączyć do ich grupy by sprawdzić, czy wyczujesz to raz jeszcze i odkryjesz prawdę.</text:p>
      <text:p text:style-name="P15">4. Dołączyłeś do BG by uciec od nieprzyjemnej relacji lub negatywnego środowiska. </text:p>
      <text:p text:style-name="P1">Honorowy</text:p>
      <text:p text:style-name="P16">Jesteśgodny zaufania, uczciwy i szczery. Próbujesz zrobić to, co powinno być zrobione, pomagać innym i traktować ich dobrze. Kłamanie i oszukiwanie nie są sposobem, by triumfować w życiu – to wybory słabych, leniwych i godnych potępienia. Najpewniej spędzasz dużo czasu myśląc o Twoim osobistym honorze, jak najlepiej go utrzymać i jak bronić go jeśli jest zagrożony. W walce jesteś bezpośredni i oferujesz litość każdemu z wrogów.</text:p>
      <text:p text:style-name="P16">Najpewniej poczucie honoru zaszczepił w Tobie rodzic bądź mentor. Czasami rozróżnienie między tym co jest, a co nie jest honorowe jest zależne od szkoły myślowej, ale ogólnie rzecz ujmując, honorowi ludzie mogą się zgodzić co do większości aspektów znaczenia honoru.</text:p>
      <text:p text:style-name="P16">Otrzymujesz następujące cechy:</text:p>
      <text:list xml:id="list4106722469" text:style-name="L8">
        <text:list-item>
          <text:p text:style-name="P30">Dzielny: +2 do Puli Mocy.</text:p>
        </text:list-item>
        <text:list-item>
          <text:p text:style-name="P30">Umiejętność: Jesteś wyszkolony w przyjemnych interakcjach społecznych.</text:p>
        </text:list-item>
        <text:list-item>
          <text:p text:style-name="P30">Umiejętność: Jesteś wyszkolony w odczytywaniu prawdziwych intencji innych osób i dostrzeganiu kłamstw.</text:p>
        </text:list-item>
      </text:list>
      <text:p text:style-name="P9">Początki Przygód: Z listy poniższych opcji, wybierz jak Twoja postać wzięła udział w pierwszej przygodzie.</text:p>
      <text:p text:style-name="P17">1. Cele BG wydają się być honorowe.</text:p>
      <text:p text:style-name="P17">2. Widzisz, ze to, co chcą zrobić BG, jest niebezpieczne, i chciałbyś im pomóc.</text:p>
      <text:p text:style-name="P17">3. Jeden z BG zaprosił Cię, słysząc, że jesteś godny zaufania.</text:p>
      <text:p text:style-name="P17">4. Zapytałeś grzecznie, czy mógłbyś dołączyć do BG.</text:p>
      <text:p text:style-name="P1">Idiotyczn<text:span text:style-name="T4">y</text:span></text:p>
      <text:p text:style-name="P18">Nie każdy może być bystry jak rzeka. <text:s/>Oh nie, nie myślisz o sobie jak o głupim, co to to nie. Po prostu inni zdają się mieć więcej… mądrości. Wejrzenia w rzeczy. Preferujesz ruszać prosto do celu poprzez życie i pozwalasz innym martwić się rzeczami. Zamartwianie się nigdy Ci nie pomogło, więc po co to robić? Bierzesz rzeczy na klatę i nie martwisz się dniem jutrzejszym.</text:p>
      <text:p text:style-name="P18">Ludzie swą Cię “idiotą” bądź “głupcem”, ale nie wpływa to jakoś bardzo mocno na Ciebie. </text:p>
      <text:p text:style-name="P18">(Może być bardzo fajnym doświadczeniem odgrywaniem idiotycznej postaci. W pewien sposób zrzuca to presję, by zawsze robić dobre, mądre rzeczy. Z drugiej strony, jeśli grasz taką postacią jako jawnym głupcem w każdej sytuacji, może to być denerwujące dla innych przy stole. Jak ze <text:soft-page-break/>wszystkim, należy znaleźć złoty środek i rozmawiać z innymi graczami o naszych potrzebach i uwagach krytycznych.)</text:p>
      <text:p text:style-name="P18">Zyskujesz poniższe cechy:</text:p>
      <text:list xml:id="list568227832" text:style-name="L9">
        <text:list-item>
          <text:p text:style-name="P31">Niemądry: -4 do puli Intelektu</text:p>
        </text:list-item>
        <text:list-item>
          <text:p text:style-name="P31">Wolny: Polegasz na szczęściu bardziej niż na czymkolwiek innym. Za każdym razem, gdy rzucasz kością na jakieś zadanie, rzuć dwa razy i weź wyższy wynik.</text:p>
        </text:list-item>
        <text:list-item>
          <text:p text:style-name="P31">Słabość Intelektu: Za każdym razem, gdy wydajesz punkty z Puli Intelektu, kosztuje Cię to o 1 punkt więcej niż normalnie.</text:p>
        </text:list-item>
        <text:list-item>
          <text:p text:style-name="P31">Nieumiejętność: Twoja Obrona Intelektu jest utrudniona.</text:p>
        </text:list-item>
        <text:list-item>
          <text:p text:style-name="P31">Nieumiejętność: Każde zadanie, które wymaga dostrzeżenia kłamstwa, iluzji lub pułapki jest utrudnione.</text:p>
        </text:list-item>
      </text:list>
      <text:p text:style-name="P10">Początki Przygód: Z listy poniższych opcji, wybierz jak Twoja postać wzięła udział w pierwszej przygodzie.</text:p>
      <text:p text:style-name="P19">1. Kto wie? Wyglądało to jak dobry pomysł.</text:p>
      <text:p text:style-name="P19">2. Ktoś poprosił Cię o dołączenie do BG. Ta osoba chciała, byś nie zadawał zbyt wiele pytań, więc tak postąpiłeś.</text:p>
      <text:p text:style-name="P19">3. Twój ojciec (lub rodzic/mentor) chciał, żebyś miał zajęcie i może “zdobył trochę rozsądku”.</text:p>
      <text:p text:style-name="P19">4. Inni BG potrzebowali siłacza, który nie zastanawiałby się zbyt długo nas swoimi zadaniami.</text:p>
      <text:p text:style-name="P1">Impulsywny</text:p>
      <text:p text:style-name="P32">Masz problem z ograniczaniem swojego entuzjazmu. Po co czekać, kiedy można to po prostu zrobić (cokolwiek to jest) i mieć problem z głowy? Radzisz sobie z problemami w momencie, gdy powstają, zamiast planować w przyszłość. Gaszenia małych ognisk sprawia, że potem nie będzie wielkich pożarów. Jesteś pierwszym, który ryzykuje i udziela pomocy, który wstępuje w ciemne korytarze i który znajduje niebezpieczeństwo.</text:p>
      <text:p text:style-name="P32">Twoja impulsywność z pewnością sprawia, że niekiedy masz kłopoty. Kiedy inni mogą poświęcić czas na studiowanie przedmiotów, które pozyskali, TY korzystasz z nich bez chwili wahania. Przecież najlepszym sposobem nauki jest akt sprawczy. Kiedy ostrożny odkrywca może rozejrzeć się i poszukać niebezpieczeństw, Ty musisz powstrzymać się siłą przed ruszeniem naprzód. Po co czekać, skoro wokół jest tyle ekscytujących rzeczy?</text:p>
      <text:p text:style-name="P32">(Impulsywne postaci ściągają na siebie kłopoty. To ich cecha stała i to jest ok. Ale jeśli ciągle ściągasz innych BG w środek kłopotów (lub, co gorsza, sprawiasz, że są zranieni lub martwi), to będzie to bardzo wkurzające, oględnie mówiąc. Dobrą regułą jest stwierdzenie, że impulsywność nie zawsze oznacza robienie złych rzeczy. Czasami, jest to żądza, by zrobić coś właściwego.)</text:p>
      <text:p text:style-name="P32">Otrzymujesz następujące cechy:</text:p>
      <text:list xml:id="list526702828" text:style-name="L10">
        <text:list-item>
          <text:p text:style-name="P33">W Gorącej Wodzie Kąpany: +2 do puli Szybkości.</text:p>
        </text:list-item>
        <text:list-item>
          <text:p text:style-name="P33">Umiejętność: Jesteś wyszkolony w rzutach na inicjatywę (by określić, kto działa pierwszy w walce)</text:p>
        </text:list-item>
        <text:list-item>
          <text:p text:style-name="P33"><text:soft-page-break/>Umiejętność: Jesteś wyszkolony w Obronie Szybkości.</text:p>
        </text:list-item>
        <text:list-item>
          <text:p text:style-name="P33">Nieumiejętność: Możesz spróbować wszystkiego jeden raz, ale następne próby Cię nużą. Każde zadanie, które wymaga cierpliwości, siły woli lub dyscipliny jest dla Ciebie utrudnione. </text:p>
        </text:list-item>
      </text:list>
      <text:p text:style-name="P24">Początki Przygód: Z listy poniższych opcji, wybierz jak Twoja postać wzięła udział w pierwszej przygodzie.</text:p>
      <text:p text:style-name="P34">1. Usłyszałeś co planowali inni BG i nagle zadecydowałeś, że do nich dołączysz.</text:p>
      <text:p text:style-name="P34">2. Zebrałeś wszystkich razem po usłyszeniu plotki o czymś interesującym, co chcesz zobaczyć lub zrobić.</text:p>
      <text:p text:style-name="P34">3. Wydałeś wszystkie swoje pieniądze i teraz potrzebujesz źródła dochodu.</text:p>
      <text:p text:style-name="P34">4. Jesteś w kłopotach po podążaniu za głosem swojego serca. Dołączyłeś do BG, bo oferują sposób na wyjście ze swoich problemów.</text:p>
      <text:p text:style-name="P1">Inteligentny</text:p>
      <text:p text:style-name="P34">Jesteś dosyć bystry. Twoja pamięć jest ostra jak brzytwa, i z łatwością pojmujesz koncepty, których inni nie rozumieją. Nie oznacza to koniecznie, że masz za sobą lata formalnej edukacji, ale sporo się nauczyłeś w życiu, głównie przy okazji.</text:p>
      <text:p text:style-name="P34">Zyskujesz poniższe cechy:</text:p>
      <text:list xml:id="list694309361" text:style-name="L11">
        <text:list-item>
          <text:p text:style-name="P35">Bystry: +2 do Puli Intelektu.</text:p>
        </text:list-item>
        <text:list-item>
          <text:p text:style-name="P35">Umiejętność:Jesteś wyszkolony w jednej domenie wiedzy swojego wyboru.</text:p>
        </text:list-item>
        <text:list-item>
          <text:p text:style-name="P35">Umiejętność: Jesteś wyszkolony we wszystkich zadaniach polegającym a zapamiętywaniu tego, czego bezpośrednio doświadczyłeś. Dla przykładu, zamiast przypominać sobie o szczegółach geograficznych, o których czytałeś w książce, możesz pamiętać ścieżkę przez tunele, którymi wcześniej podążałeś.</text:p>
        </text:list-item>
      </text:list>
      <text:p text:style-name="P25">Początki Przygód: Z listy poniższych opcji, wybierz jak Twoja postać wzięła udział w pierwszej przygodzie.</text:p>
      <text:p text:style-name="P34">1. Inny z BG zapytał Cię o Twoją opinię o tej misji, wiedząc, że jeśli powiesz, że to dobry pomysł, to zapewne tak będzie.</text:p>
      <text:p text:style-name="P34">2. Dostrzegłeś wartość w tym, co robią inni BG.</text:p>
      <text:p text:style-name="P34">3. Wierzysz, że to zadanie może prowadzić do ważnych i ciekawych odkryć.</text:p>
      <text:p text:style-name="P34">4. Kolega poprosił cię o wzięcie udziału w tej misji jako przysługę, którą mu byłeś winny.</text:p>
      <text:p text:style-name="P1">Intuitywny</text:p>
      <text:p text:style-name="P1"/>
      <text:p text:style-name="P1">Kreatywny (Creative)</text:p>
      <text:p text:style-name="P1">Mechaniczny (Mechanical)</text:p>
      <text:p text:style-name="P1">Milkliwy (Tongue-Tied)</text:p>
      <text:p text:style-name="P1"><text:soft-page-break/>Mistyczny (Mystical)</text:p>
      <text:p text:style-name="P1">Miły (Kind)</text:p>
      <text:p text:style-name="P1">Naiwny (Naive)</text:p>
      <text:p text:style-name="P1">Niehonorowy (Dishonorable)</text:p>
      <text:p text:style-name="P1">Niezręczny (Clumsy)</text:p>
      <text:p text:style-name="P1">Odporny (Resilient)</text:p>
      <text:p text:style-name="P1">Odporny Psychicznie (Strong-Willed)</text:p>
      <text:p text:style-name="P1">Okrutny (Cruel)</text:p>
      <text:p text:style-name="P1">Ostrożny (Guarded)</text:p>
      <text:p text:style-name="P1">Pewny Siebie (Brash)</text:p>
      <text:p text:style-name="P1">Pełen Wdzięku (Graceful)</text:p>
      <text:p text:style-name="P1">Piękny (Appealing)</text:p>
      <text:p text:style-name="P1">Przyjazny (Jovial)</text:p>
      <text:p text:style-name="P1">Przymilny (Beneficent)</text:p>
      <text:p text:style-name="P1">Ryzykujący (Risk-Taking)</text:p>
      <text:p text:style-name="P1">Sceptyczny (Skeptical)</text:p>
      <text:p text:style-name="P1">Silny (Strong)</text:p>
      <text:p text:style-name="P1">Skazany na Zagładę (Doomed)</text:p>
      <text:p text:style-name="P1">Spokojny (Calm)</text:p>
      <text:p text:style-name="P1">Szalony (Mad)</text:p>
      <text:p text:style-name="P1">Szczęśliwy (Lucky)</text:p>
      <text:p text:style-name="P1">Szlachetny (Virtuous)</text:p>
      <text:p text:style-name="P1">Szpetny (Hideous)</text:p>
      <text:p text:style-name="P1">Szybki (Fast)</text:p>
      <text:p text:style-name="P1">Tajemniczy (Mysterious)</text:p>
      <text:p text:style-name="P1">Tchórzliwy (Craven)</text:p>
      <text:p text:style-name="P1">Twardy (Tough)</text:p>
      <text:p text:style-name="P1">Uczony (Learned)</text:p>
      <text:p text:style-name="P1">Ukradkowy (Stealthy)</text:p>
      <text:p text:style-name="P1">Urokliwy (Charming)</text:p>
      <text:p text:style-name="P1">Uważny (Perceptive)</text:p>
      <text:p text:style-name="P1">Wygnany (Exiled)</text:p>
      <text:p text:style-name="P1"><text:soft-page-break/>Wytrzymały (Hardy)</text:p>
      <text:p text:style-name="P1">Zwinny (Swift)</text:p>
      <text:p text:style-name="P1">Złośliwy (Viciou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09T01:52:48.245000000</meta:creation-date>
    <meta:generator>LibreOffice/7.1.4.2$Windows_X86_64 LibreOffice_project/a529a4fab45b75fefc5b6226684193eb000654f6</meta:generator>
    <dc:date>2024-03-10T01:29:05.738000000</dc:date>
    <meta:editing-duration>PT1H53M3S</meta:editing-duration>
    <meta:editing-cycles>10</meta:editing-cycles>
    <meta:document-statistic meta:table-count="0" meta:image-count="0" meta:object-count="0" meta:page-count="10" meta:paragraph-count="189" meta:word-count="2957" meta:character-count="20119" meta:non-whitespace-character-count="17378"/>
  </office:meta>
</office:document-meta>
</file>